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1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25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2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28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29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0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1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3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899" table:default-cell-style-name="ce23"/>
        <table:table-column table:style-name="co6" table:number-columns-repeated="120" table:default-cell-style-name="ce32"/>
        <table:table-row table:style-name="ro1">
          <table:table-cell table:style-name="ce22" office:value-type="string" calcext:value-type="string" table:number-columns-spanned="2" table:number-rows-spanned="1">
            <text:p>一覧へ</text:p>
          </table:table-cell>
          <table:covered-table-cell/>
          <table:table-cell table:style-name="ce2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1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8" office:value-type="date" office:date-value="2018-10-01" calcext:value-type="date">
            <text:p>2018-10-01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2" calcext:value-type="date">
            <text:p>2018-10-02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3" calcext:value-type="date">
            <text:p>2018-10-03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4" calcext:value-type="date">
            <text:p>2018-10-04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5" calcext:value-type="date">
            <text:p>2018-10-05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06" calcext:value-type="date">
            <text:p>2018-10-06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07" calcext:value-type="date">
            <text:p>2018-10-07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1" office:value-type="date" office:date-value="2018-10-08" calcext:value-type="date">
            <text:p>2018-10-08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9" calcext:value-type="date">
            <text:p>2018-10-09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0" calcext:value-type="date">
            <text:p>2018-10-10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1" calcext:value-type="date">
            <text:p>2018-10-11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2" calcext:value-type="date">
            <text:p>2018-10-12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13" calcext:value-type="date">
            <text:p>2018-10-13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14" calcext:value-type="date">
            <text:p>2018-10-14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5" calcext:value-type="date">
            <text:p>2018-10-15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6" calcext:value-type="date">
            <text:p>2018-10-16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7" calcext:value-type="date">
            <text:p>2018-10-17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8" calcext:value-type="date">
            <text:p>2018-10-18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9" calcext:value-type="date">
            <text:p>2018-10-19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20" calcext:value-type="date">
            <text:p>2018-10-20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21" calcext:value-type="date">
            <text:p>2018-10-21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2" calcext:value-type="date">
            <text:p>2018-10-22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3" calcext:value-type="date">
            <text:p>2018-10-23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4" calcext:value-type="date">
            <text:p>2018-10-24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5" calcext:value-type="date">
            <text:p>2018-10-25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6" calcext:value-type="date">
            <text:p>2018-10-26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27" calcext:value-type="date">
            <text:p>2018-10-27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28" calcext:value-type="date">
            <text:p>2018-10-28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9" calcext:value-type="date">
            <text:p>2018-10-29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30" calcext:value-type="date">
            <text:p>2018-10-30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31" calcext:value-type="date">
            <text:p>2018-10-31</text:p>
          </table:table-cell>
          <table:table-cell table:number-columns-repeated="1019"/>
        </table:table-row>
        <table:table-row table:style-name="ro1">
          <table:table-cell table:style-name="ce24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45454_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899" table:default-cell-style-name="ce23"/>
        <table:table-column table:style-name="co6" table:number-columns-repeated="120" table:default-cell-style-name="ce32"/>
        <table:table-row table:style-name="ro1">
          <table:table-cell table:style-name="ce22" office:value-type="string" calcext:value-type="string" table:number-columns-spanned="2" table:number-rows-spanned="1">
            <text:p>一覧へ</text:p>
          </table:table-cell>
          <table:covered-table-cell/>
          <table:table-cell table:style-name="ce22" office:value-type="string" calcext:value-type="string" table:number-columns-spanned="2" table:number-rows-spanned="1">
            <text:p>月更新</text:p>
          </table:table-cell>
          <table:covered-table-cell/>
          <table:table-cell table:style-name="ce27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1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8" office:value-type="date" office:date-value="2018-10-01" calcext:value-type="date">
            <text:p>2018-10-01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2" calcext:value-type="date">
            <text:p>2018-10-02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3" calcext:value-type="date">
            <text:p>2018-10-03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4" calcext:value-type="date">
            <text:p>2018-10-04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5" calcext:value-type="date">
            <text:p>2018-10-05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06" calcext:value-type="date">
            <text:p>2018-10-06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07" calcext:value-type="date">
            <text:p>2018-10-07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1" office:value-type="date" office:date-value="2018-10-08" calcext:value-type="date">
            <text:p>2018-10-08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09" calcext:value-type="date">
            <text:p>2018-10-09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0" calcext:value-type="date">
            <text:p>2018-10-10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1" calcext:value-type="date">
            <text:p>2018-10-11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2" calcext:value-type="date">
            <text:p>2018-10-12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13" calcext:value-type="date">
            <text:p>2018-10-13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14" calcext:value-type="date">
            <text:p>2018-10-14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5" calcext:value-type="date">
            <text:p>2018-10-15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6" calcext:value-type="date">
            <text:p>2018-10-16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7" calcext:value-type="date">
            <text:p>2018-10-17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8" calcext:value-type="date">
            <text:p>2018-10-18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19" calcext:value-type="date">
            <text:p>2018-10-19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20" calcext:value-type="date">
            <text:p>2018-10-20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21" calcext:value-type="date">
            <text:p>2018-10-21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2" calcext:value-type="date">
            <text:p>2018-10-22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3" calcext:value-type="date">
            <text:p>2018-10-23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4" calcext:value-type="date">
            <text:p>2018-10-24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5" calcext:value-type="date">
            <text:p>2018-10-25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6" calcext:value-type="date">
            <text:p>2018-10-26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9" office:value-type="date" office:date-value="2018-10-27" calcext:value-type="date">
            <text:p>2018-10-27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30" office:value-type="date" office:date-value="2018-10-28" calcext:value-type="date">
            <text:p>2018-10-28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29" calcext:value-type="date">
            <text:p>2018-10-29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30" calcext:value-type="date">
            <text:p>2018-10-30</text:p>
          </table:table-cell>
          <table:table-cell table:number-columns-repeated="1019"/>
        </table:table-row>
        <table:table-row table:style-name="ro1">
          <table:table-cell table:style-name="ce25" table:number-columns-repeated="3"/>
          <table:table-cell table:style-name="ce26"/>
          <table:table-cell table:style-name="ce28" office:value-type="date" office:date-value="2018-10-31" calcext:value-type="date">
            <text:p>2018-10-31</text:p>
          </table:table-cell>
          <table:table-cell table:number-columns-repeated="1019"/>
        </table:table-row>
        <table:table-row table:style-name="ro1">
          <table:table-cell table:style-name="ce24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17:54:05.05423415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18:02:41.793615879</dc:date>
    <meta:editing-duration>PT8M36S</meta:editing-duration>
    <meta:editing-cycles>2</meta:editing-cycles>
    <meta:generator>LibreOffice/5.4.1.2$Linux_x86 LibreOffice_project/ea7cb86e6eeb2bf3a5af73a8f7777ac570321527</meta:generator>
    <meta:document-statistic meta:table-count="2" meta:cell-count="86" meta:object-count="0"/>
  </office:meta>
</office:document-meta>
</file>